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vish Factory</text:p>
      <text:p text:style-name="Standard">============</text:p>
      <text:p text:style-name="Standard">A community game inspired by restaurant city (rc) and tower defense (td) game. the concept is similar to rc which required a group of friends to play together to achieve something (could be better than rc at some aspect :&gt;) and the game play is similar to td but the crypts becomes materials and towers become machines.</text:p>
      <text:p text:style-name="Standard"/>
      <text:p text:style-name="Standard">This is game to convert raw materials into items such as costumes. and the materials are able to "convey" to friends factory to combine effort to complete a complicate process</text:p>
      <text:p text:style-name="Standard"/>
      <text:p text:style-name="Standard">Plan</text:p>
      <text:p text:style-name="Standard">====</text:p>
      <text:p text:style-name="Standard">1) create a tower defense game to understand facebook api and could use it as portfolio and show to friends. this game should be very simple similar to desktop defense but just 1 crypt type and 1 tower type. and a ranking table.</text:p>
      <text:p text:style-name="Standard">2) A tower game with continuous flow of crypts or materials and three type of machines to make material that process by all three machine become coins</text:p>
      <text:p text:style-name="Standard">3) allow user join factories together</text:p>
      <text:p text:style-name="Standard">4) recipe system</text:p>
      <text:p text:style-name="Standard">5) ranking system.</text:p>
      <text:p text:style-name="Standard"/>
      <text:p text:style-name="Standard">future plan</text:p>
      <text:p text:style-name="Standard">========</text:p>
      <text:p text:style-name="Standard">1) allow users to form company</text:p>
      <text:p text:style-name="Standard">2) allow users to create their own products (upload a picture to server?)</text:p>
      <text:p text:style-name="Standard">3) user alphabetical and numerical gems as materials? so that user could create message out of them</text:p>
      <text:p text:style-name="Standard"/>
      <text:p text:style-name="Standard">Bot design</text:p>
      <text:p text:style-name="Standard">========</text:p>
      <text:p text:style-name="Standard">1) timer based or auto-target based</text:p>
      <text:p text:style-name="Standard"/>
      <text:p text:style-name="Standard"/>
      <text:p text:style-name="Standard"/>
      <text:p text:style-name="Standard">Short Term Goal</text:p>
      <text:p text:style-name="Standard">=============</text:p>
      <text:p text:style-name="Standard">Use the same element to create a standard tower defense game with some twists.</text:p>
      <text:p text:style-name="Standard">Features</text:p>
      <text:p text:style-name="Standard">1) single player online game, able to save map to a central server and able to change other people (starland TD)</text:p>
      <text:p text:style-name="Standard">2) the design of the game is minimal tron like theme (shock to the system and wicked TD)</text:p>
      <text:p text:style-name="Standard">3) there are 3 type of towers: static, timed and sensor-ed</text:p>
      <text:p text:style-name="Standard">4) there are 3 type of nozzles: canon (single target, high damage, low effect), sprayer (multi targets, damage over period, high effect) and laser (single target, storing power)</text:p>
      <text:p text:style-name="Standard">5) there are 5 type of gems: sapphire (increase physical damage,slow,slow turret), ruby (increase firing rate,increase duration,bigger range), emerald (reverse direction,weaken enemy,weaken turret), topaz (increase turret speed, increase range, explode), diamond (cure, increase hp, remove storage)</text:p>
      <text:p text:style-name="Standard">6) element effect: ice(slow, slow, reduce firing), fire(, increase duration, bigger range)</text:p>
      <text:p text:style-name="Standard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Gem/nozzle</text:p>
          </table:table-cell>
          <table:table-cell table:style-name="Table1.A1" office:value-type="string">
            <text:p text:style-name="P3">Canon</text:p>
          </table:table-cell>
          <table:table-cell table:style-name="Table1.A1" office:value-type="string">
            <text:p text:style-name="P3">Sprayer</text:p>
          </table:table-cell>
          <table:table-cell table:style-name="Table1.D1" office:value-type="string">
            <text:p text:style-name="P3">Laser</text:p>
          </table:table-cell>
        </table:table-row>
        <table:table-row>
          <table:table-cell table:style-name="Table1.A2" office:value-type="string">
            <text:p text:style-name="P2">Sapphire</text:p>
          </table:table-cell>
          <table:table-cell table:style-name="Table1.A2" office:value-type="string">
            <text:p text:style-name="P1">Increase physical damage</text:p>
            <text:p text:style-name="P1">(self creep)</text:p>
          </table:table-cell>
          <table:table-cell table:style-name="Table1.A2" office:value-type="string">
            <text:p text:style-name="P1">Slow creeps</text:p>
            <text:p text:style-name="P1">(self creep)</text:p>
          </table:table-cell>
          <table:table-cell table:style-name="Table1.D2" office:value-type="string">
            <text:p text:style-name="P1">Slow turret</text:p>
            <text:p text:style-name="P1">(self creep)</text:p>
          </table:table-cell>
        </table:table-row>
        <table:table-row>
          <table:table-cell table:style-name="Table1.A2" office:value-type="string">
            <text:p text:style-name="P2">Ruby </text:p>
          </table:table-cell>
          <table:table-cell table:style-name="Table1.A2" office:value-type="string">
            <text:p text:style-name="P1">Increase firing rate</text:p>
            <text:p text:style-name="P1">(self creep)</text:p>
          </table:table-cell>
          <table:table-cell table:style-name="Table1.A2" office:value-type="string">
            <text:p text:style-name="P1">increase damage duration</text:p>
            <text:p text:style-name="P1">(self creep)</text:p>
          </table:table-cell>
          <table:table-cell table:style-name="Table1.D2" office:value-type="string">
            <text:p text:style-name="P1">increase explosion scale</text:p>
            <text:p text:style-name="P1">(self creep)</text:p>
          </table:table-cell>
        </table:table-row>
        <table:table-row>
          <table:table-cell table:style-name="Table1.A2" office:value-type="string">
            <text:p text:style-name="P2">Emerald</text:p>
          </table:table-cell>
          <table:table-cell table:style-name="Table1.A2" office:value-type="string">
            <text:p text:style-name="P1">10% reverse direction</text:p>
            <text:p text:style-name="P1">(all creep)</text:p>
          </table:table-cell>
          <table:table-cell table:style-name="Table1.A2" office:value-type="string">
            <text:p text:style-name="P1">Weaken creeps or effect amplifier</text:p>
            <text:p text:style-name="P1">(self creep)</text:p>
          </table:table-cell>
          <table:table-cell table:style-name="Table1.D2" office:value-type="string">
            <text:p text:style-name="P1">weaken turret or effect amplifier</text:p>
            <text:p text:style-name="P1">(self creep)</text:p>
          </table:table-cell>
        </table:table-row>
        <table:table-row>
          <table:table-cell table:style-name="Table1.A2" office:value-type="string">
            <text:p text:style-name="P2">Topaz</text:p>
          </table:table-cell>
          <table:table-cell table:style-name="Table1.A2" office:value-type="string">
            <text:p text:style-name="P1">increase turret speed</text:p>
            <text:p text:style-name="P1">(self turret)</text:p>
          </table:table-cell>
          <table:table-cell table:style-name="Table1.A2" office:value-type="string">
            <text:p text:style-name="P1">increase firing range</text:p>
            <text:p text:style-name="P1">(self turret)</text:p>
          </table:table-cell>
          <table:table-cell table:style-name="Table1.D2" office:value-type="string">
            <text:p text:style-name="P1">explode when die, dealt physical damage to near by building</text:p>
            <text:p text:style-name="P1">(self creep)</text:p>
          </table:table-cell>
        </table:table-row>
        <table:table-row>
          <table:table-cell table:style-name="Table1.A2" office:value-type="string">
            <text:p text:style-name="P2">Diamond</text:p>
          </table:table-cell>
          <table:table-cell table:style-name="Table1.A2" office:value-type="string">
            <text:p text:style-name="P1">harden turret and cure turret</text:p>
            <text:p text:style-name="P1">(self turret)</text:p>
          </table:table-cell>
          <table:table-cell table:style-name="Table1.A2" office:value-type="string">
            <text:p text:style-name="P1">cure negative effects</text:p>
            <text:p text:style-name="P1">(opp creep)</text:p>
          </table:table-cell>
          <table:table-cell table:style-name="Table1.D2" office:value-type="string">
            <text:p text:style-name="P1">prevent explosion</text:p>
            <text:p text:style-name="P1">(all creep)</text:p>
          </table:table-cell>
        </table:table-row>
      </table:table>
      <text:p text:style-name="Standard">7) opposite direction creeps able to overlap but speed reduce</text:p>
      <text:p text:style-name="Standard">8) when creep exploded, only creep from the same camp and all turret get affected</text:p>
      <text:p text:style-name="Standard">9) self entrance is opp goal</text:p>
      <text:p text:style-name="Standard">10) each map has a tele-port point serve as a link to different map</text:p>
      <text:p text:style-name="Standard">11) non-stop flow of monster, but the rate is adjusting according to game elapsed time, </text:p>
      <text:p text:style-name="Standard">12) self creep that reach opponent goal deduct point by 1, who ever get -20 lose th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SG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SG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1$Build-9129</meta:generator>
    <meta:initial-creator>Liew Darren</meta:initial-creator>
    <meta:creation-date>2009-07-26T22:04:04</meta:creation-date>
    <dc:creator>Liew Darren</dc:creator>
    <dc:date>2009-08-14T00:51:01</dc:date>
    <dc:language>en-US</dc:language>
    <meta:editing-cycles>13</meta:editing-cycles>
    <meta:editing-duration>PT2H58M5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74" meta:word-count="545" meta:character-count="3210"/>
  </office:meta>
</office:document-meta>
</file>